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text-properties fo:font-size="20pt" fo:background-color="#ffff00" style:font-size-asian="20pt" style:font-size-complex="20pt"/>
    </style:style>
    <style:style style:name="P3" style:family="paragraph">
      <style:paragraph-properties fo:margin-top="0.42cm" fo:margin-bottom="0.35cm"/>
      <style:text-properties fo:font-size="15pt" style:font-size-asian="15pt" style:font-size-complex="15pt"/>
    </style:style>
    <style:style style:name="P4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fo:margin-top="0.42cm" fo:margin-bottom="0.35cm"/>
      <style:text-properties fo:font-size="15pt" style:font-size-asian="15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  <style:text-properties fo:font-size="11pt" style:font-size-asian="11pt" style:font-size-complex="11pt"/>
    </style:style>
    <style:style style:name="P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0pt" fo:background-color="#ffff00" style:font-size-asian="20pt" style:font-size-complex="20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7.889cm" svg:height="1.038cm" svg:x="2.54cm" svg:y="0.635cm">
          <draw:text-box>
            <text:p text:style-name="P1"><text:span text:style-name="T1">Package Management</text:span></text:p>
          </draw:text-box>
        </draw:frame>
        <draw:frame draw:style-name="gr2" draw:text-style-name="P5" draw:layer="layout" svg:width="19.05cm" svg:height="10.795cm" svg:x="2.54cm" svg:y="2.54cm">
          <draw:text-box>
            <text:p text:style-name="P3"><text:span text:style-name="T2">APT (Advanced Package Tool)</text:span></text:p>
            <text:p text:style-name="P4"><text:span text:style-name="T3">A package management system used by Debian and Ubuntu-based distributions.</text:span></text:p>
            <text:p text:style-name="P4"><text:span text:style-name="T3">Key Commands:</text:span></text:p>
            <text:p text:style-name="P4"><text:span text:style-name="T2">apt update</text:span><text:span text:style-name="T3">: Updates the list of available packages and their versions.</text:span></text:p>
            <text:p text:style-name="P4"><text:span text:style-name="T2">apt upgrade</text:span><text:span text:style-name="T3">: Installs the latest versions of all installed packages.</text:span></text:p>
            <text:p text:style-name="P4"><text:span text:style-name="T2">apt install</text:span><text:span text:style-name="T3"> [package_name]: Installs a new package.</text:span></text:p>
            <text:p text:style-name="P4"><text:span text:style-name="T2">apt remove</text:span><text:span text:style-name="T3"> [package_name]: Removes an installed package.</text:span></text:p>
            <text:p text:style-name="P4"><text:span text:style-name="T3">Example: apt install nginx installs the Nginx web server.</text:span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9" draw:layer="layout" svg:width="22.965cm" svg:height="13.741cm" svg:x="3.175cm" svg:y="1.27cm">
          <draw:text-box>
            <text:p text:style-name="P7"><text:span text:style-name="T4">RPM</text:span><text:span text:style-name="T5"> and </text:span><text:span text:style-name="T4">DNF/YUM</text:span></text:p>
            <text:p text:style-name="P8"><text:span text:style-name="T5">RPM (Red Hat Package Manager): A low-level package manager for Red Hat-based distributions.</text:span></text:p>
            <text:p text:style-name="P8"><text:span text:style-name="T5">Usage: </text:span><text:span text:style-name="T6">rpm -i</text:span><text:span text:style-name="T5"> [package.rpm] to install an RPM package.</text:span></text:p>
            <text:p text:style-name="P8"><text:span text:style-name="T6">rpm -e </text:span><text:span text:style-name="T5">[package_name]: Removes an installed package.</text:span></text:p>
            <text:p text:style-name="P8"><text:span text:style-name="T4">DNF/YUM</text:span><text:span text:style-name="T5">: High-level package managers for Red Hat-based distributions (YUM is deprecated in favor of DNF).</text:span></text:p>
            <text:p text:style-name="P8"><text:span text:style-name="T5">DNF Commands:</text:span></text:p>
            <text:p text:style-name="P8"><text:span text:style-name="T6">dnf install</text:span><text:span text:style-name="T5"> [package_name]: Installs a new package.</text:span></text:p>
            <text:p text:style-name="P8"><text:span text:style-name="T6">dnf update</text:span><text:span text:style-name="T5">: Updates all packages to their latest versions.</text:span></text:p>
            <text:p text:style-name="P8"><text:span text:style-name="T6">dnf remove</text:span><text:span text:style-name="T5"> [package_name]: Removes an installed package.</text:span></text:p>
            <text:p text:style-name="P8"><text:span text:style-name="T4">YUM</text:span><text:span text:style-name="T5"> Commands:</text:span></text:p>
            <text:p text:style-name="P8"><text:span text:style-name="T6">yum install</text:span><text:span text:style-name="T5"> [package_name]: Installs a new package.</text:span></text:p>
            <text:p text:style-name="P8"><text:span text:style-name="T6">yum update</text:span><text:span text:style-name="T5">: Updates all packages.</text:span></text:p>
            <text:p text:style-name="P8"><text:span text:style-name="T6">yum remove</text:span><text:span text:style-name="T5"> [package_name]: Removes an installed package.</text:span></text:p>
            <text:p text:style-name="P8"><text:span text:style-name="T5">Example: dnf install httpd installs the Apache web server.</text:span></text:p>
            <text:p text:style-name="P8"><text:span text:style-name="T5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0" draw:layer="layout" svg:width="17.239cm" svg:height="10.849cm" svg:x="3.081cm" svg:y="2.486cm">
          <draw:text-box>
            <text:p text:style-name="P7"><text:span text:style-name="T7">Snap</text:span></text:p>
            <text:p text:style-name="P8"><text:span text:style-name="T3">A package management system designed for universal app distribution.</text:span></text:p>
            <text:p text:style-name="P8"><text:span text:style-name="T3">Features:</text:span></text:p>
            <text:p text:style-name="P8"><text:span text:style-name="T3">Apps are containerized and work across multiple Linux distributions.</text:span></text:p>
            <text:p text:style-name="P8"><text:span text:style-name="T3">Includes automatic updates and rollback capabilities.</text:span></text:p>
            <text:p text:style-name="P8"><text:span text:style-name="T3">Commands:</text:span></text:p>
            <text:p text:style-name="P8"><text:span text:style-name="T2">snap install</text:span><text:span text:style-name="T3"> [package_name]: Installs a Snap package.</text:span></text:p>
            <text:p text:style-name="P8"><text:span text:style-name="T2">snap list</text:span><text:span text:style-name="T3">: Lists all installed Snap packages.</text:span></text:p>
            <text:p text:style-name="P8"><text:span text:style-name="T2">snap remove</text:span><text:span text:style-name="T3"> [package_name]: Removes a Snap package.</text:span></text:p>
            <text:p text:style-name="P8"><text:span text:style-name="T3">Example: snap install vlc installs the VLC media player.</text:span></text:p>
            <text:p text:style-name="P8"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0" draw:layer="layout" svg:width="22.05cm" svg:height="10.849cm" svg:x="3.175cm" svg:y="0.635cm">
          <draw:text-box>
            <text:p text:style-name="P7"><text:span text:style-name="T7">Flatpak</text:span></text:p>
            <text:p text:style-name="P8"><text:span text:style-name="T3">A system for building, distributing, and running sandboxed desktop applications on Linux.</text:span></text:p>
            <text:p text:style-name="P8"><text:span text:style-name="T3">Features:</text:span></text:p>
            <text:p text:style-name="P8"><text:span text:style-name="T3">Works across different Linux distributions.</text:span></text:p>
            <text:p text:style-name="P8"><text:span text:style-name="T3">Provides sandboxing for applications for better security.</text:span></text:p>
            <text:p text:style-name="P8"><text:span text:style-name="T3">Commands:</text:span></text:p>
            <text:p text:style-name="P8"><text:span text:style-name="T8">flatpak install</text:span><text:span text:style-name="T3"> [remote] [package_name]: Installs a Flatpak package.</text:span></text:p>
            <text:p text:style-name="P8"><text:span text:style-name="T8">flatpak list:</text:span><text:span text:style-name="T9"> </text:span><text:span text:style-name="T3">Lists installed Flatpak applications.</text:span></text:p>
            <text:p text:style-name="P8"><text:span text:style-name="T8">flatpak remove</text:span><text:span text:style-name="T3"> [package_name]: Removes a Flatpak application.</text:span></text:p>
            <text:p text:style-name="P8"><text:span text:style-name="T3">Example: flatpak install flathub org.mozilla.firefox installs Firefox from the Flathub repository.</text:span></text:p>
            <text:p text:style-name="P8"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0:07:19.202758244</meta:creation-date>
    <dc:date>2024-12-31T10:20:07.168964905</dc:date>
    <meta:editing-duration>PT4S</meta:editing-duration>
    <meta:editing-cycles>1</meta:editing-cycles>
    <meta:document-statistic meta:object-count="34"/>
    <meta:generator>LibreOffice/24.8.4.2$Linux_X86_64 LibreOffice_project/480$Build-2</meta:generator>
  </office:meta>
</office:document-meta>
</file>